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50994" officeooo:paragraph-rsid="0027e6f7" style:font-size-asian="10.5pt" style:font-size-complex="12pt"/>
    </style:style>
    <style:style style:name="P2" style:family="paragraph" style:parent-style-name="Standard">
      <style:paragraph-properties fo:text-align="start" style:justify-single-word="false"/>
      <style:text-properties fo:font-size="12pt" officeooo:rsid="00150994" officeooo:paragraph-rsid="00338a94" style:font-size-asian="10.5pt" style:font-size-complex="12pt"/>
    </style:style>
    <style:style style:name="P3" style:family="paragraph" style:parent-style-name="Standard">
      <style:paragraph-properties fo:text-align="start" style:justify-single-word="false"/>
      <style:text-properties fo:font-size="12pt" officeooo:rsid="00150994" officeooo:paragraph-rsid="0035693f" style:font-size-asian="10.5pt" style:font-size-complex="12pt"/>
    </style:style>
    <style:style style:name="P4" style:family="paragraph" style:parent-style-name="Standard">
      <style:paragraph-properties fo:text-align="start" style:justify-single-word="false"/>
      <style:text-properties fo:font-size="12pt" officeooo:rsid="00150994" officeooo:paragraph-rsid="0070e7df" style:font-size-asian="10.5pt" style:font-size-complex="12pt"/>
    </style:style>
    <style:style style:name="P5" style:family="paragraph" style:parent-style-name="Standard">
      <style:paragraph-properties fo:text-align="center" style:justify-single-word="false"/>
      <style:text-properties fo:font-size="12pt" officeooo:rsid="00150994" officeooo:paragraph-rsid="00e304bd" style:font-size-asian="10.5pt" style:font-size-complex="12pt"/>
    </style:style>
    <style:style style:name="P6" style:family="paragraph" style:parent-style-name="Standard">
      <style:paragraph-properties fo:text-align="center" style:justify-single-word="false"/>
      <style:text-properties fo:font-size="12pt" officeooo:rsid="00150994" officeooo:paragraph-rsid="00338a94" style:font-size-asian="10.5pt" style:font-size-complex="12pt"/>
    </style:style>
    <style:style style:name="P7" style:family="paragraph" style:parent-style-name="Standard">
      <style:paragraph-properties fo:text-align="center" style:justify-single-word="false"/>
      <style:text-properties fo:font-size="12pt" officeooo:rsid="001ab406" officeooo:paragraph-rsid="0024fa08" style:font-size-asian="10.5pt" style:font-size-complex="12pt"/>
    </style:style>
    <style:style style:name="P8" style:family="paragraph" style:parent-style-name="Standard">
      <style:paragraph-properties fo:text-align="start" style:justify-single-word="false"/>
      <style:text-properties fo:font-size="12pt" officeooo:rsid="001dbada" officeooo:paragraph-rsid="001dbada" style:font-size-asian="10.5pt" style:font-size-complex="12pt"/>
    </style:style>
    <style:style style:name="P9" style:family="paragraph" style:parent-style-name="Standard">
      <style:paragraph-properties fo:text-align="start" style:justify-single-word="false"/>
      <style:text-properties fo:font-size="12pt" officeooo:rsid="001dbada" officeooo:paragraph-rsid="0070e7df" style:font-size-asian="10.5pt" style:font-size-complex="12pt"/>
    </style:style>
    <style:style style:name="P10" style:family="paragraph" style:parent-style-name="Standard">
      <style:paragraph-properties fo:text-align="center" style:justify-single-word="false"/>
      <style:text-properties fo:font-size="12pt" officeooo:rsid="001dbada" officeooo:paragraph-rsid="001ab406" style:font-size-asian="10.5pt" style:font-size-complex="12pt"/>
    </style:style>
    <style:style style:name="P11" style:family="paragraph" style:parent-style-name="Standard">
      <style:paragraph-properties fo:text-align="start" style:justify-single-word="false"/>
      <style:text-properties fo:font-size="12pt" officeooo:rsid="003013ab" officeooo:paragraph-rsid="0035693f" style:font-size-asian="10.5pt" style:font-size-complex="12pt"/>
    </style:style>
    <style:style style:name="P12" style:family="paragraph" style:parent-style-name="Standard">
      <style:paragraph-properties fo:text-align="start" style:justify-single-word="false"/>
      <style:text-properties fo:font-size="12pt" officeooo:rsid="00687d7b" officeooo:paragraph-rsid="0070e7df" style:font-size-asian="10.5pt" style:font-size-complex="12pt"/>
    </style:style>
    <style:style style:name="P13" style:family="paragraph" style:parent-style-name="Standard">
      <style:paragraph-properties fo:text-align="center" style:justify-single-word="false"/>
      <style:text-properties fo:font-size="12pt" officeooo:rsid="01647d9e" officeooo:paragraph-rsid="0166c20b" style:font-size-asian="10.5pt" style:font-size-complex="12pt"/>
    </style:style>
    <style:style style:name="P14" style:family="paragraph" style:parent-style-name="Standard">
      <style:paragraph-properties fo:text-align="center" style:justify-single-word="false"/>
      <style:text-properties fo:font-size="12pt" officeooo:rsid="01647d9e" officeooo:paragraph-rsid="016fe887" style:font-size-asian="10.5pt" style:font-size-complex="12pt"/>
    </style:style>
    <style:style style:name="P15" style:family="paragraph" style:parent-style-name="Standard">
      <style:paragraph-properties fo:text-align="start" style:justify-single-word="false"/>
      <style:text-properties fo:font-size="12pt" officeooo:rsid="01647d9e" officeooo:paragraph-rsid="016fe887" style:font-size-asian="10.5pt" style:font-size-complex="12pt"/>
    </style:style>
    <style:style style:name="P16" style:family="paragraph" style:parent-style-name="Standard">
      <style:paragraph-properties fo:text-align="start" style:justify-single-word="false"/>
      <style:text-properties fo:font-size="12pt" officeooo:rsid="010f4263" officeooo:paragraph-rsid="016fe887" style:font-size-asian="10.5pt" style:font-size-complex="12pt"/>
    </style:style>
    <style:style style:name="P17" style:family="paragraph" style:parent-style-name="Standard">
      <style:paragraph-properties fo:text-align="center" style:justify-single-word="false"/>
      <style:text-properties fo:font-size="12pt" officeooo:rsid="0104c5d2" officeooo:paragraph-rsid="016fe887" style:font-size-asian="10.5pt" style:font-size-complex="12pt"/>
    </style:style>
    <style:style style:name="P18" style:family="paragraph" style:parent-style-name="Standard">
      <style:paragraph-properties fo:text-align="start" style:justify-single-word="false"/>
      <style:text-properties fo:font-size="12pt" officeooo:rsid="0104c5d2" officeooo:paragraph-rsid="016fe887" style:font-size-asian="10.5pt" style:font-size-complex="12pt"/>
    </style:style>
    <style:style style:name="P19" style:family="paragraph" style:parent-style-name="Standard">
      <style:paragraph-properties fo:text-align="center" style:justify-single-word="false"/>
      <style:text-properties fo:font-size="12pt" officeooo:rsid="011b6a22" officeooo:paragraph-rsid="016fe887" style:font-size-asian="10.5pt" style:font-size-complex="12pt"/>
    </style:style>
    <style:style style:name="P20" style:family="paragraph" style:parent-style-name="Standard">
      <style:paragraph-properties fo:text-align="start" style:justify-single-word="false"/>
      <style:text-properties fo:font-size="12pt" officeooo:rsid="011b6a22" officeooo:paragraph-rsid="016fe887" style:font-size-asian="10.5pt" style:font-size-complex="12pt"/>
    </style:style>
    <style:style style:name="P21" style:family="paragraph" style:parent-style-name="Standard">
      <style:paragraph-properties fo:text-align="center" style:justify-single-word="false"/>
      <style:text-properties fo:font-size="12pt" officeooo:rsid="0097106d" officeooo:paragraph-rsid="016fe887" style:font-size-asian="10.5pt" style:font-size-complex="12pt"/>
    </style:style>
    <style:style style:name="P22" style:family="paragraph" style:parent-style-name="Standard">
      <style:paragraph-properties fo:text-align="start" style:justify-single-word="false"/>
      <style:text-properties fo:font-size="12pt" officeooo:rsid="0097106d" officeooo:paragraph-rsid="016fe887" style:font-size-asian="10.5pt" style:font-size-complex="12pt"/>
    </style:style>
    <style:style style:name="P23" style:family="paragraph" style:parent-style-name="Standard">
      <style:paragraph-properties fo:text-align="center" style:justify-single-word="false"/>
      <style:text-properties fo:font-size="12pt" officeooo:rsid="009fcf57" officeooo:paragraph-rsid="016fe887" style:font-size-asian="10.5pt" style:font-size-complex="12pt"/>
    </style:style>
    <style:style style:name="P24" style:family="paragraph" style:parent-style-name="Standard">
      <style:paragraph-properties fo:text-align="start" style:justify-single-word="false"/>
      <style:text-properties fo:font-size="12pt" officeooo:rsid="009fcf57" officeooo:paragraph-rsid="016fe887" style:font-size-asian="10.5pt" style:font-size-complex="12pt"/>
    </style:style>
    <style:style style:name="P25" style:family="paragraph" style:parent-style-name="Standard">
      <style:paragraph-properties fo:text-align="center" style:justify-single-word="false"/>
      <style:text-properties fo:font-size="12pt" officeooo:rsid="00d03437" officeooo:paragraph-rsid="016fe887" style:font-size-asian="10.5pt" style:font-size-complex="12pt"/>
    </style:style>
    <style:style style:name="P26" style:family="paragraph" style:parent-style-name="Standard">
      <style:paragraph-properties fo:text-align="start" style:justify-single-word="false"/>
      <style:text-properties fo:font-size="12pt" officeooo:rsid="00d03437" officeooo:paragraph-rsid="016fe887" style:font-size-asian="10.5pt" style:font-size-complex="12pt"/>
    </style:style>
    <style:style style:name="P27" style:family="paragraph" style:parent-style-name="Standard">
      <style:paragraph-properties fo:text-align="center" style:justify-single-word="false"/>
      <style:text-properties fo:font-size="12pt" fo:font-weight="normal" officeooo:rsid="008eb9d3" officeooo:paragraph-rsid="008c8c0d"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normal" officeooo:rsid="0097106d" officeooo:paragraph-rsid="009c67df"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110735c" officeooo:paragraph-rsid="0104c5d2"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fo:font-weight="bold" officeooo:rsid="008c8c0d" officeooo:paragraph-rsid="00e304bd"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font-size="20pt" officeooo:rsid="001ab406" officeooo:paragraph-rsid="0024fa08" style:font-size-asian="20pt" style:font-size-complex="20pt"/>
    </style:style>
    <style:style style:name="P32" style:family="paragraph" style:parent-style-name="Standard">
      <style:paragraph-properties fo:text-align="center" style:justify-single-word="false"/>
      <style:text-properties fo:font-size="20pt" officeooo:rsid="001ab406" officeooo:paragraph-rsid="0070e7df" style:font-size-asian="20pt" style:font-size-complex="20pt"/>
    </style:style>
    <style:style style:name="P33" style:family="paragraph" style:parent-style-name="Standard">
      <style:paragraph-properties fo:text-align="center" style:justify-single-word="false"/>
      <style:text-properties fo:font-size="20pt" officeooo:rsid="00687d7b" officeooo:paragraph-rsid="00d7cc24" style:font-size-asian="20pt" style:font-size-complex="20pt"/>
    </style:style>
    <style:style style:name="P34" style:family="paragraph" style:parent-style-name="Standard">
      <style:paragraph-properties fo:text-align="center" style:justify-single-word="false"/>
      <style:text-properties fo:color="#000000" loext:opacity="100%" fo:font-size="12pt" fo:font-weight="bold" officeooo:rsid="00150994" officeooo:paragraph-rsid="0075c5b1"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color="#000000" loext:opacity="100%" fo:font-size="12pt" fo:font-weight="bold" officeooo:rsid="00150994" officeooo:paragraph-rsid="016fe887"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loext:opacity="100%" fo:font-size="12pt" fo:font-weight="bold" officeooo:rsid="00150994" officeooo:paragraph-rsid="016fe887"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38" style:family="paragraph" style:parent-style-name="Standard">
      <style:paragraph-properties fo:text-align="center" style:justify-single-word="false"/>
      <style:text-properties fo:color="#000000" loext:opacity="100%" fo:font-size="12pt" fo:font-weight="bold" officeooo:rsid="0026e7db" officeooo:paragraph-rsid="007e7375" style:font-size-asian="10.5pt" style:font-weight-asian="bold" style:font-size-complex="12pt" style:font-weight-complex="bold"/>
    </style:style>
    <style:style style:name="P39" style:family="paragraph" style:parent-style-name="Standard">
      <style:paragraph-properties fo:text-align="center"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40" style:family="paragraph" style:parent-style-name="Standard">
      <style:paragraph-properties fo:text-align="center" style:justify-single-word="false"/>
      <style:text-properties fo:color="#000000" loext:opacity="100%" fo:font-size="12pt" fo:font-weight="bold" officeooo:rsid="00135594" officeooo:paragraph-rsid="007d1aac" style:font-size-asian="10.5pt" style:font-weight-asian="bold" style:font-size-complex="12pt" style:font-weight-complex="bold"/>
    </style:style>
    <style:style style:name="P41" style:family="paragraph" style:parent-style-name="Standard">
      <style:paragraph-properties fo:text-align="center" style:justify-single-word="false"/>
      <style:text-properties fo:color="#000000" loext:opacity="100%" fo:font-size="12pt" officeooo:rsid="00150994" officeooo:paragraph-rsid="007e7375" style:font-size-asian="10.5pt" style:font-size-complex="12pt"/>
    </style:style>
    <style:style style:name="P42" style:family="paragraph" style:parent-style-name="Standard">
      <style:paragraph-properties fo:text-align="center" style:justify-single-word="false"/>
      <style:text-properties fo:color="#000000" loext:opacity="100%" fo:font-size="12pt" fo:font-weight="normal" officeooo:rsid="00150994" officeooo:paragraph-rsid="016fe88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fo:font-size="12pt" fo:font-weight="normal" officeooo:rsid="00150994" officeooo:paragraph-rsid="016fe88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fo:font-size="12pt" fo:font-weight="normal" officeooo:rsid="007d1aac" officeooo:paragraph-rsid="00965be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officeooo:rsid="01647d9e" officeooo:paragraph-rsid="0166c20b" style:font-size-asian="10.5pt" style:font-size-complex="12pt"/>
    </style:style>
    <style:style style:name="P46" style:family="paragraph" style:parent-style-name="Standard" style:list-style-name="L1">
      <style:paragraph-properties fo:text-align="start" style:justify-single-word="false"/>
      <style:text-properties fo:font-size="12pt" officeooo:rsid="0166c20b" officeooo:paragraph-rsid="0166c20b" style:font-size-asian="10.5pt" style:font-size-complex="12pt"/>
    </style:style>
    <style:style style:name="P47" style:family="paragraph" style:parent-style-name="Standard" style:list-style-name="L1">
      <style:paragraph-properties fo:text-align="start" style:justify-single-word="false"/>
      <style:text-properties fo:font-size="12pt" officeooo:rsid="0166c20b" officeooo:paragraph-rsid="016d1dcc" style:font-size-asian="10.5pt" style:font-size-complex="12pt"/>
    </style:style>
    <style:style style:name="P48" style:family="paragraph" style:parent-style-name="Standard">
      <style:paragraph-properties fo:text-align="start" style:justify-single-word="false"/>
      <style:text-properties fo:font-size="12pt" officeooo:rsid="008abfb6" officeooo:paragraph-rsid="015f792c" style:font-size-asian="10.5pt" style:font-size-complex="12pt"/>
    </style:style>
    <style:style style:name="P49" style:family="paragraph" style:parent-style-name="Standard">
      <style:paragraph-properties fo:text-align="start" style:justify-single-word="false"/>
      <style:text-properties fo:font-size="12pt" officeooo:rsid="008abfb6" officeooo:paragraph-rsid="0176f545" style:font-size-asian="10.5pt" style:font-size-complex="12pt"/>
    </style:style>
    <style:style style:name="P50" style:family="paragraph" style:parent-style-name="Standard">
      <style:paragraph-properties fo:text-align="start" style:justify-single-word="false"/>
      <style:text-properties fo:font-size="12pt" officeooo:rsid="008abfb6" officeooo:paragraph-rsid="017a7ee2" style:font-size-asian="10.5pt" style:font-size-complex="12pt"/>
    </style:style>
    <style:style style:name="P51" style:family="paragraph" style:parent-style-name="Standard">
      <style:paragraph-properties fo:text-align="start" style:justify-single-word="false"/>
      <style:text-properties fo:font-size="12pt" officeooo:rsid="00150994" officeooo:paragraph-rsid="00338a94" style:font-size-asian="10.5pt" style:font-size-complex="12pt"/>
    </style:style>
    <style:style style:name="P52" style:family="paragraph" style:parent-style-name="Standard">
      <style:paragraph-properties fo:text-align="center" style:justify-single-word="false"/>
      <style:text-properties fo:font-size="12pt" fo:font-weight="bold" officeooo:rsid="010f4263" officeooo:paragraph-rsid="016fe887" style:font-size-asian="10.5pt" style:font-weight-asian="bold" style:font-size-complex="12pt" style:font-weight-complex="bold"/>
    </style:style>
    <style:style style:name="P53" style:family="paragraph" style:parent-style-name="Standard">
      <style:paragraph-properties fo:text-align="center" style:justify-single-word="false"/>
      <style:text-properties fo:font-size="12pt" fo:font-weight="bold" officeooo:rsid="010f4263" officeooo:paragraph-rsid="017585c4" style:font-size-asian="10.5pt" style:font-weight-asian="bold" style:font-size-complex="12pt" style:font-weight-complex="bold"/>
    </style:style>
    <style:style style:name="P54" style:family="paragraph" style:parent-style-name="Standard">
      <style:paragraph-properties fo:text-align="center" style:justify-single-word="false"/>
      <style:text-properties fo:font-size="12pt" fo:font-weight="bold" officeooo:rsid="010f4263" officeooo:paragraph-rsid="0176f545" style:font-size-asian="10.5pt" style:font-weight-asian="bold" style:font-size-complex="12pt" style:font-weight-complex="bold"/>
    </style:style>
    <style:style style:name="P55" style:family="paragraph" style:parent-style-name="Standard">
      <style:paragraph-properties fo:text-align="center" style:justify-single-word="false"/>
      <style:text-properties fo:font-size="12pt" fo:font-weight="bold" officeooo:rsid="008eb9d3" officeooo:paragraph-rsid="016fe887" style:font-size-asian="10.5pt" style:font-weight-asian="bold" style:font-size-complex="12pt" style:font-weight-complex="bold"/>
    </style:style>
    <style:style style:name="P56" style:family="paragraph" style:parent-style-name="Standard">
      <style:paragraph-properties fo:text-align="center" style:justify-single-word="false"/>
      <style:text-properties fo:font-size="12pt" fo:font-weight="bold" officeooo:rsid="0097106d" officeooo:paragraph-rsid="016fe887" style:font-size-asian="10.5pt" style:font-weight-asian="bold" style:font-size-complex="12pt" style:font-weight-complex="bold"/>
    </style:style>
    <style:style style:name="P57" style:family="paragraph" style:parent-style-name="Standard">
      <style:paragraph-properties fo:text-align="center" style:justify-single-word="false"/>
      <style:text-properties fo:font-size="12pt" fo:font-weight="bold" officeooo:rsid="009fcf57" officeooo:paragraph-rsid="016fe887" style:font-size-asian="10.5pt" style:font-weight-asian="bold" style:font-size-complex="12pt" style:font-weight-complex="bold"/>
    </style:style>
    <style:style style:name="P58" style:family="paragraph" style:parent-style-name="Standard">
      <style:paragraph-properties fo:text-align="center" style:justify-single-word="false"/>
      <style:text-properties fo:font-size="12pt" fo:font-weight="bold" officeooo:rsid="00d03437" officeooo:paragraph-rsid="016fe887" style:font-size-asian="10.5pt" style:font-weight-asian="bold" style:font-size-complex="12pt" style:font-weight-complex="bold"/>
    </style:style>
    <style:style style:name="P59" style:family="paragraph" style:parent-style-name="Standard">
      <style:paragraph-properties fo:text-align="center" style:justify-single-word="false"/>
      <style:text-properties fo:font-size="12pt" fo:font-weight="bold" officeooo:rsid="008c8c0d" officeooo:paragraph-rsid="00338a94" style:font-size-asian="10.5pt" style:font-weight-asian="bold" style:font-size-complex="12pt" style:font-weight-complex="bold"/>
    </style:style>
    <style:style style:name="P60" style:family="paragraph" style:parent-style-name="Standard">
      <style:paragraph-properties fo:text-align="center" style:justify-single-word="false"/>
      <style:text-properties fo:font-size="12pt" fo:font-weight="normal" officeooo:rsid="011d084f" officeooo:paragraph-rsid="016fe887"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eb9d3" officeooo:paragraph-rsid="017585c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eb9d3" officeooo:paragraph-rsid="0176f545"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color="#000000" loext:opacity="100%" fo:font-size="12pt" fo:font-weight="normal" officeooo:rsid="0075c5b1" officeooo:paragraph-rsid="016fe887"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color="#000000" loext:opacity="100%" fo:font-size="12pt" fo:font-weight="normal" officeooo:rsid="0093a136" officeooo:paragraph-rsid="016fe887" style:font-size-asian="10.5pt" style:font-weight-asian="normal" style:font-size-complex="12pt" style:font-weight-complex="normal"/>
    </style:style>
    <style:style style:name="P65" style:family="paragraph" style:parent-style-name="Standard">
      <style:paragraph-properties fo:text-align="center" style:justify-single-word="false"/>
      <style:text-properties fo:color="#000000" loext:opacity="100%" fo:font-size="12pt" fo:font-weight="bold" officeooo:rsid="00eb6c77" officeooo:paragraph-rsid="016fe887" style:font-size-asian="10.5pt" style:font-weight-asian="bold" style:font-size-complex="12pt" style:font-weight-complex="bold"/>
    </style:style>
    <style:style style:name="T1" style:family="text">
      <style:text-properties officeooo:rsid="001ab406"/>
    </style:style>
    <style:style style:name="T2" style:family="text">
      <style:text-properties officeooo:rsid="001b6ed9"/>
    </style:style>
    <style:style style:name="T3" style:family="text">
      <style:text-properties officeooo:rsid="001f761b"/>
    </style:style>
    <style:style style:name="T4" style:family="text">
      <style:text-properties officeooo:rsid="001f7cb0"/>
    </style:style>
    <style:style style:name="T5" style:family="text">
      <style:text-properties officeooo:rsid="0020bff4"/>
    </style:style>
    <style:style style:name="T6" style:family="text">
      <style:text-properties officeooo:rsid="0024fa08"/>
    </style:style>
    <style:style style:name="T7" style:family="text">
      <style:text-properties officeooo:rsid="0026e7db"/>
    </style:style>
    <style:style style:name="T8" style:family="text">
      <style:text-properties officeooo:rsid="0027e6f7"/>
    </style:style>
    <style:style style:name="T9" style:family="text">
      <style:text-properties officeooo:rsid="0028c53e"/>
    </style:style>
    <style:style style:name="T10" style:family="text">
      <style:text-properties officeooo:rsid="003013ab"/>
    </style:style>
    <style:style style:name="T11" style:family="text">
      <style:text-properties officeooo:rsid="0035693f"/>
    </style:style>
    <style:style style:name="T12" style:family="text">
      <style:text-properties officeooo:rsid="0070e7df"/>
    </style:style>
    <style:style style:name="T13" style:family="text">
      <style:text-properties officeooo:rsid="0075c5b1"/>
    </style:style>
    <style:style style:name="T14" style:family="text">
      <style:text-properties fo:font-weight="bold" style:font-weight-asian="bold" style:font-weight-complex="bold"/>
    </style:style>
    <style:style style:name="T15" style:family="text">
      <style:text-properties fo:font-weight="bold" officeooo:rsid="009c67df" style:font-weight-asian="bold" style:font-weight-complex="bold"/>
    </style:style>
    <style:style style:name="T16" style:family="text">
      <style:text-properties fo:font-weight="bold" officeooo:rsid="009b030c" style:font-weight-asian="bold" style:font-weight-complex="bold"/>
    </style:style>
    <style:style style:name="T17" style:family="text">
      <style:text-properties fo:font-weight="bold" officeooo:rsid="0098a3e4" style:font-weight-asian="bold" style:font-weight-complex="bold"/>
    </style:style>
    <style:style style:name="T18" style:family="text">
      <style:text-properties fo:font-weight="bold" officeooo:rsid="00993f77" style:font-weight-asian="bold" style:font-weight-complex="bold"/>
    </style:style>
    <style:style style:name="T19" style:family="text">
      <style:text-properties fo:font-weight="bold" officeooo:rsid="00a18d6b" style:font-weight-asian="bold" style:font-weight-complex="bold"/>
    </style:style>
    <style:style style:name="T20" style:family="text">
      <style:text-properties fo:font-weight="bold" officeooo:rsid="00b0e728" style:font-weight-asian="bold" style:font-weight-complex="bold"/>
    </style:style>
    <style:style style:name="T21" style:family="text">
      <style:text-properties fo:font-weight="bold" officeooo:rsid="00b27694" style:font-weight-asian="bold" style:font-weight-complex="bold"/>
    </style:style>
    <style:style style:name="T22" style:family="text">
      <style:text-properties fo:font-weight="bold" officeooo:rsid="00d21899" style:font-weight-asian="bold" style:font-weight-complex="bold"/>
    </style:style>
    <style:style style:name="T23" style:family="text">
      <style:text-properties fo:font-weight="bold" officeooo:rsid="00d2bf8d" style:font-weight-asian="bold" style:font-weight-complex="bold"/>
    </style:style>
    <style:style style:name="T24" style:family="text">
      <style:text-properties fo:font-weight="bold" officeooo:rsid="0075c5b1" style:font-weight-asian="bold" style:font-weight-complex="bold"/>
    </style:style>
    <style:style style:name="T25" style:family="text">
      <style:text-properties fo:font-weight="bold" officeooo:rsid="00eb6c77" style:font-weight-asian="bold" style:font-weight-complex="bold"/>
    </style:style>
    <style:style style:name="T26" style:family="text">
      <style:text-properties fo:font-weight="bold" officeooo:rsid="010f4263" style:font-weight-asian="bold" style:font-weight-complex="bold"/>
    </style:style>
    <style:style style:name="T27" style:family="text">
      <style:text-properties fo:font-weight="bold" officeooo:rsid="0110735c" style:font-weight-asian="bold" style:font-weight-complex="bold"/>
    </style:style>
    <style:style style:name="T28" style:family="text">
      <style:text-properties fo:font-weight="bold" officeooo:rsid="011cccfa" style:font-weight-asian="bold" style:font-weight-complex="bold"/>
    </style:style>
    <style:style style:name="T29" style:family="text">
      <style:text-properties fo:font-weight="bold" officeooo:rsid="011f0d1c" style:font-weight-asian="bold" style:font-weight-complex="bold"/>
    </style:style>
    <style:style style:name="T30" style:family="text">
      <style:text-properties fo:font-weight="bold" officeooo:rsid="016db091" style:font-weight-asian="bold" style:font-weight-complex="bold"/>
    </style:style>
    <style:style style:name="T31" style:family="text">
      <style:text-properties fo:font-weight="bold" officeooo:rsid="0172548c" style:font-weight-asian="bold" style:font-weight-complex="bold"/>
    </style:style>
    <style:style style:name="T32" style:family="text">
      <style:text-properties fo:font-weight="bold" officeooo:rsid="0177f64d" style:font-weight-asian="bold" style:font-weight-complex="bold"/>
    </style:style>
    <style:style style:name="T33" style:family="text">
      <style:text-properties officeooo:rsid="007d1aac"/>
    </style:style>
    <style:style style:name="T34" style:family="text">
      <style:text-properties fo:font-weight="normal" style:font-weight-asian="normal" style:font-weight-complex="normal"/>
    </style:style>
    <style:style style:name="T35" style:family="text">
      <style:text-properties fo:font-weight="normal" officeooo:rsid="0075c5b1" style:font-weight-asian="normal" style:font-weight-complex="normal"/>
    </style:style>
    <style:style style:name="T36" style:family="text">
      <style:text-properties fo:font-weight="normal" officeooo:rsid="008c8c0d" style:font-weight-asian="normal" style:font-weight-complex="normal"/>
    </style:style>
    <style:style style:name="T37" style:family="text">
      <style:text-properties fo:font-weight="normal" officeooo:rsid="008eb9d3" style:font-weight-asian="normal" style:font-weight-complex="normal"/>
    </style:style>
    <style:style style:name="T38" style:family="text">
      <style:text-properties fo:font-weight="normal" officeooo:rsid="0090694a" style:font-weight-asian="normal" style:font-weight-complex="normal"/>
    </style:style>
    <style:style style:name="T39" style:family="text">
      <style:text-properties fo:font-weight="normal" officeooo:rsid="0076631f" style:font-weight-asian="normal" style:font-weight-complex="normal"/>
    </style:style>
    <style:style style:name="T40" style:family="text">
      <style:text-properties fo:font-weight="normal" officeooo:rsid="0093a136" style:font-weight-asian="normal" style:font-weight-complex="normal"/>
    </style:style>
    <style:style style:name="T41" style:family="text">
      <style:text-properties fo:font-weight="normal" officeooo:rsid="0026e7db" style:font-weight-asian="normal" style:font-weight-complex="normal"/>
    </style:style>
    <style:style style:name="T42" style:family="text">
      <style:text-properties fo:font-weight="normal" officeooo:rsid="009301e7" style:font-weight-asian="normal" style:font-weight-complex="normal"/>
    </style:style>
    <style:style style:name="T43" style:family="text">
      <style:text-properties fo:font-weight="normal" officeooo:rsid="008508d3" style:font-weight-asian="normal" style:font-weight-complex="normal"/>
    </style:style>
    <style:style style:name="T44" style:family="text">
      <style:text-properties fo:font-weight="normal" officeooo:rsid="001f761b" style:font-weight-asian="normal" style:font-weight-complex="normal"/>
    </style:style>
    <style:style style:name="T45" style:family="text">
      <style:text-properties fo:font-weight="normal" officeooo:rsid="009dd284" style:font-weight-asian="normal" style:font-weight-complex="normal"/>
    </style:style>
    <style:style style:name="T46" style:family="text">
      <style:text-properties fo:font-weight="normal" officeooo:rsid="00a43520" style:font-weight-asian="normal" style:font-weight-complex="normal"/>
    </style:style>
    <style:style style:name="T47" style:family="text">
      <style:text-properties fo:font-weight="normal" officeooo:rsid="00a77405" style:font-weight-asian="normal" style:font-weight-complex="normal"/>
    </style:style>
    <style:style style:name="T48" style:family="text">
      <style:text-properties fo:font-weight="normal" officeooo:rsid="00ad4578" style:font-weight-asian="normal" style:font-weight-complex="normal"/>
    </style:style>
    <style:style style:name="T49" style:family="text">
      <style:text-properties fo:font-weight="normal" officeooo:rsid="00aefa10" style:font-weight-asian="normal" style:font-weight-complex="normal"/>
    </style:style>
    <style:style style:name="T50" style:family="text">
      <style:text-properties fo:font-weight="normal" officeooo:rsid="00afefda" style:font-weight-asian="normal" style:font-weight-complex="normal"/>
    </style:style>
    <style:style style:name="T51" style:family="text">
      <style:text-properties fo:font-weight="normal" officeooo:rsid="00b0909e" style:font-weight-asian="normal" style:font-weight-complex="normal"/>
    </style:style>
    <style:style style:name="T52" style:family="text">
      <style:text-properties fo:font-weight="normal" officeooo:rsid="00b0e728" style:font-weight-asian="normal" style:font-weight-complex="normal"/>
    </style:style>
    <style:style style:name="T53" style:family="text">
      <style:text-properties fo:font-weight="normal" officeooo:rsid="00b45a77" style:font-weight-asian="normal" style:font-weight-complex="normal"/>
    </style:style>
    <style:style style:name="T54" style:family="text">
      <style:text-properties fo:font-weight="normal" officeooo:rsid="00b64777" style:font-weight-asian="normal" style:font-weight-complex="normal"/>
    </style:style>
    <style:style style:name="T55" style:family="text">
      <style:text-properties fo:font-weight="normal" officeooo:rsid="00b92211" style:font-weight-asian="normal" style:font-weight-complex="normal"/>
    </style:style>
    <style:style style:name="T56" style:family="text">
      <style:text-properties fo:font-weight="normal" officeooo:rsid="00d21899" style:font-weight-asian="normal" style:font-weight-complex="normal"/>
    </style:style>
    <style:style style:name="T57" style:family="text">
      <style:text-properties fo:font-weight="normal" officeooo:rsid="00e4bf23" style:font-weight-asian="normal" style:font-weight-complex="normal"/>
    </style:style>
    <style:style style:name="T58" style:family="text">
      <style:text-properties fo:font-weight="normal" officeooo:rsid="00e65234" style:font-weight-asian="normal" style:font-weight-complex="normal"/>
    </style:style>
    <style:style style:name="T59" style:family="text">
      <style:text-properties fo:font-weight="normal" officeooo:rsid="00e6c5a8" style:font-weight-asian="normal" style:font-weight-complex="normal"/>
    </style:style>
    <style:style style:name="T60" style:family="text">
      <style:text-properties fo:font-weight="normal" officeooo:rsid="00e6d270" style:font-weight-asian="normal" style:font-weight-complex="normal"/>
    </style:style>
    <style:style style:name="T61" style:family="text">
      <style:text-properties fo:font-weight="normal" officeooo:rsid="00e7257a" style:font-weight-asian="normal" style:font-weight-complex="normal"/>
    </style:style>
    <style:style style:name="T62" style:family="text">
      <style:text-properties fo:font-weight="normal" officeooo:rsid="00ec9f67" style:font-weight-asian="normal" style:font-weight-complex="normal"/>
    </style:style>
    <style:style style:name="T63" style:family="text">
      <style:text-properties fo:font-weight="normal" officeooo:rsid="0110735c" style:font-weight-asian="normal" style:font-weight-complex="normal"/>
    </style:style>
    <style:style style:name="T64" style:family="text">
      <style:text-properties fo:font-weight="normal" officeooo:rsid="011cccfa" style:font-weight-asian="normal" style:font-weight-complex="normal"/>
    </style:style>
    <style:style style:name="T65" style:family="text">
      <style:text-properties fo:font-weight="normal" officeooo:rsid="011d084f" style:font-weight-asian="normal" style:font-weight-complex="normal"/>
    </style:style>
    <style:style style:name="T66" style:family="text">
      <style:text-properties fo:font-weight="normal" officeooo:rsid="011e43d3" style:font-weight-asian="normal" style:font-weight-complex="normal"/>
    </style:style>
    <style:style style:name="T67" style:family="text">
      <style:text-properties fo:font-weight="normal" officeooo:rsid="01208bcd" style:font-weight-asian="normal" style:font-weight-complex="normal"/>
    </style:style>
    <style:style style:name="T68" style:family="text">
      <style:text-properties fo:font-weight="normal" officeooo:rsid="01210bfb" style:font-weight-asian="normal" style:font-weight-complex="normal"/>
    </style:style>
    <style:style style:name="T69" style:family="text">
      <style:text-properties fo:font-weight="normal" officeooo:rsid="01218caa" style:font-weight-asian="normal" style:font-weight-complex="normal"/>
    </style:style>
    <style:style style:name="T70" style:family="text">
      <style:text-properties fo:font-weight="normal" officeooo:rsid="01232525" style:font-weight-asian="normal" style:font-weight-complex="normal"/>
    </style:style>
    <style:style style:name="T71" style:family="text">
      <style:text-properties fo:font-weight="normal" officeooo:rsid="0123cc05" style:font-weight-asian="normal" style:font-weight-complex="normal"/>
    </style:style>
    <style:style style:name="T72" style:family="text">
      <style:text-properties fo:font-weight="normal" officeooo:rsid="01287025" style:font-weight-asian="normal" style:font-weight-complex="normal"/>
    </style:style>
    <style:style style:name="T73" style:family="text">
      <style:text-properties fo:font-weight="normal" officeooo:rsid="015b7810" style:font-weight-asian="normal" style:font-weight-complex="normal"/>
    </style:style>
    <style:style style:name="T74" style:family="text">
      <style:text-properties fo:font-weight="normal" officeooo:rsid="0160267c" style:font-weight-asian="normal" style:font-weight-complex="normal"/>
    </style:style>
    <style:style style:name="T75" style:family="text">
      <style:text-properties fo:font-weight="normal" officeooo:rsid="01607e39" style:font-weight-asian="normal" style:font-weight-complex="normal"/>
    </style:style>
    <style:style style:name="T76" style:family="text">
      <style:text-properties fo:font-weight="normal" officeooo:rsid="0162b73e" style:font-weight-asian="normal" style:font-weight-complex="normal"/>
    </style:style>
    <style:style style:name="T77" style:family="text">
      <style:text-properties fo:font-weight="normal" officeooo:rsid="016f1d00" style:font-weight-asian="normal" style:font-weight-complex="normal"/>
    </style:style>
    <style:style style:name="T78" style:family="text">
      <style:text-properties fo:font-weight="normal" officeooo:rsid="00e304bd" style:font-weight-asian="normal" style:font-weight-complex="normal"/>
    </style:style>
    <style:style style:name="T79" style:family="text">
      <style:text-properties fo:font-weight="normal" officeooo:rsid="0120f6a9" style:font-weight-asian="normal" style:font-weight-complex="normal"/>
    </style:style>
    <style:style style:name="T80" style:family="text">
      <style:text-properties fo:font-weight="normal" officeooo:rsid="017182a2" style:font-weight-asian="normal" style:font-weight-complex="normal"/>
    </style:style>
    <style:style style:name="T81" style:family="text">
      <style:text-properties fo:font-weight="normal" officeooo:rsid="0172adbc" style:font-weight-asian="normal" style:font-weight-complex="normal"/>
    </style:style>
    <style:style style:name="T82" style:family="text">
      <style:text-properties fo:font-weight="normal" officeooo:rsid="017a7ee2" style:font-weight-asian="normal" style:font-weight-complex="normal"/>
    </style:style>
    <style:style style:name="T83" style:family="text">
      <style:text-properties fo:font-weight="normal" officeooo:rsid="017c51cc" style:font-weight-asian="normal" style:font-weight-complex="normal"/>
    </style:style>
    <style:style style:name="T84" style:family="text">
      <style:text-properties fo:font-weight="normal" officeooo:rsid="017ca71e" style:font-weight-asian="normal" style:font-weight-complex="normal"/>
    </style:style>
    <style:style style:name="T85" style:family="text">
      <style:text-properties fo:font-weight="normal" officeooo:rsid="017cb334" style:font-weight-asian="normal" style:font-weight-complex="normal"/>
    </style:style>
    <style:style style:name="T86" style:family="text">
      <style:text-properties fo:font-weight="normal" officeooo:rsid="017d0984" style:font-weight-asian="normal" style:font-weight-complex="normal"/>
    </style:style>
    <style:style style:name="T87" style:family="text">
      <style:text-properties officeooo:rsid="007d71eb"/>
    </style:style>
    <style:style style:name="T88" style:family="text">
      <style:text-properties officeooo:rsid="007e7375"/>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7e7375"/>
    </style:style>
    <style:style style:name="T91" style:family="text">
      <style:text-properties style:text-underline-style="solid" style:text-underline-width="auto" style:text-underline-color="font-color" officeooo:rsid="0080127a"/>
    </style:style>
    <style:style style:name="T92" style:family="text">
      <style:text-properties officeooo:rsid="0081b00c"/>
    </style:style>
    <style:style style:name="T93" style:family="text">
      <style:text-properties officeooo:rsid="008c8c0d"/>
    </style:style>
    <style:style style:name="T94" style:family="text">
      <style:text-properties officeooo:rsid="008d41c6"/>
    </style:style>
    <style:style style:name="T95" style:family="text">
      <style:text-properties officeooo:rsid="00965177"/>
    </style:style>
    <style:style style:name="T96" style:family="text">
      <style:text-properties officeooo:rsid="015f792c"/>
    </style:style>
    <style:style style:name="T97" style:family="text">
      <style:text-properties officeooo:rsid="01667c1a"/>
    </style:style>
    <style:style style:name="T98" style:family="text">
      <style:text-properties officeooo:rsid="016724fe"/>
    </style:style>
    <style:style style:name="T99" style:family="text">
      <style:text-properties officeooo:rsid="0168dfca"/>
    </style:style>
    <style:style style:name="T100" style:family="text">
      <style:text-properties officeooo:rsid="0169fde1"/>
    </style:style>
    <style:style style:name="T101" style:family="text">
      <style:text-properties officeooo:rsid="016b68bd"/>
    </style:style>
    <style:style style:name="T102" style:family="text">
      <style:text-properties officeooo:rsid="016d1dcc"/>
    </style:style>
    <style:style style:name="T103" style:family="text">
      <style:text-properties officeooo:rsid="0170b2be"/>
    </style:style>
    <style:style style:name="T104" style:family="text">
      <style:text-properties officeooo:rsid="0176f545"/>
    </style:style>
    <style:style style:name="T105" style:family="text">
      <style:text-properties officeooo:rsid="0177f64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8"/>
      <text:p text:style-name="P31"><text:span text:style-name="T8">Navigating through the book,</text:span> <text:span text:style-name="T2">cultivat</text:span><text:span text:style-name="T6">ing a</text:span><text:span text:style-name="T2"> healthy attitude,</text:span> <text:span text:style-name="T2">and </text:span><text:span text:style-name="T3">letting</text:span><text:span text:style-name="T2"> maturity set in </text:span></text:p>
      <text:p text:style-name="P7"/>
      <text:p text:style-name="P2"><text:span text:style-name="T3"><text:tab/>Before we </text:span><text:span text:style-name="T103">go any further</text:span><text:span text:style-name="T3">, I would like to ask of </text:span><text:span text:style-name="T4">you one thing. Please take your time to fully understand whatever comes into your focus from this book. </text:span><text:span text:style-name="T5">If you feel that something is missing and is desperately needed to complete your understanding of something, take the initiative to look it up on the Internet or via some reading material. Put </text:span><text:span text:style-name="T4">your mind to rewarding</text:span><text:span text:style-name="T3"> yourselves </text:span><text:span text:style-name="T6">through learning the key concepts you are after </text:span><text:span text:style-name="T3">and completing projects quickly and efficiently so that you get to see the fruits of your hard work. Once you adopt this kind of proactive attitude, the world is your oyster. </text:span><text:span text:style-name="T4">With this book, y</text:span><text:span text:style-name="T2">ou get to be in the driver’s seat. </text:span><text:span text:style-name="T8">You are in charge of developing a way with a language or a tool. </text:span><text:span text:style-name="T3">You get to decide what to learn at any given moment. </text:span><text:span text:style-name="T2">You get to decide who to be – a lord of graphics, </text:span><text:span text:style-name="T6">a </text:span><text:span text:style-name="T2">grand designer, </text:span><text:span text:style-name="T6">a </text:span><text:span text:style-name="T2">code optimizer, </text:span><text:span text:style-name="T4">or something else</text:span><text:span text:style-name="T2">. You set the objectives and make your deadlines. You get to fast-forward and rewind. Last but not least, you put in the work. I will educate you to the best of my ability </text:span><text:span text:style-name="T4">and in the kindest way I can</text:span><text:span text:style-name="T2">, point out some helpful things, </text:span><text:span text:style-name="T6">put up some </text:span><text:span text:style-name="T2">warning signs you may not be aware of, </text:span><text:span text:style-name="T6">and </text:span><text:span text:style-name="T4">maybe even pitch in some </text:span><text:span text:style-name="T10">additional insight in the form of technical explanations, fun facts, and </text:span><text:span text:style-name="T4">opinions, but know that this book is exclusively for those who are looking to do all the learning and coding. </text:span></text:p>
      <text:p text:style-name="P2"><text:tab/><text:span text:style-name="T13">Now, what should a student’s attitude be like when learning programming? What are some of the rules one must follow? Well, here are some of </text:span><text:span text:style-name="T33">Papa Andrew’s</text:span><text:span text:style-name="T13"> most important rules that pretty much define the flow of sharp learning for </text:span><text:span text:style-name="T95">me as a</text:span><text:span text:style-name="T13"> programmer: </text:span></text:p>
      <text:p text:style-name="P2"/>
      <text:p text:style-name="P2"/>
      <text:p text:style-name="P6">----------------------------------------------------------</text:p>
      <text:p text:style-name="P6"/>
      <text:p text:style-name="P14"><text:span text:style-name="T30">I</text:span><text:span text:style-name="T14">. Please, please, please code with </text:span><text:span text:style-name="T30">a strong</text:span><text:span text:style-name="T14"> purpose.</text:span></text:p>
      <text:p text:style-name="P15"/>
      <text:p text:style-name="P15">The stronger the purpose, the stronger the faith in all that you do <text:span text:style-name="T100">and the stronger the likelihood that you will successfully finish the project</text:span>. Programming is about <text:span text:style-name="T97">fulfillment through accomplishment. </text:span></text:p>
      <text:p text:style-name="P13"/>
      <text:list text:style-name="L1">
        <text:list-item>
          <text:p text:style-name="P46">Come up with something that you personally find worth accomplishing, a project with a final state achieving which will be your goal. </text:p>
        </text:list-item>
        <text:list-item>
          <text:p text:style-name="P47"><text:span text:style-name="T89">Very clearly define your goal</text:span> <text:span text:style-name="T100">to outline the flow of the project’s development</text:span>. Is it something you are doing as a hobby or something that needs to be done for professional reasons? What <text:span text:style-name="T98">is </text:span>the best programming language for it? How long do you think it will take or how long would you rather have it take? What are the significant milestones of this projects? How long will each one of those milestones take? What tools <text:span text:style-name="T102">or programs </text:span>will you use? Are they already made or will you make some of your own? <text:span text:style-name="T102">Will you have to use smaller programs to create larger ones? </text:span><text:span text:style-name="T101">B</text:span>reak up <text:span text:style-name="T101">the final state of your project </text:span>into smaller components. Then take those components and break them up into even smaller components. <text:span text:style-name="T101">Keep doing it until you have it down to the finest particles. </text:span>Keep dissecting the goal of your project until you have a crystal-clear idea of how to achieve that final state. <text:span text:style-name="T99">If that’s too many questions for you, then </text:span><text:span text:style-name="T100">get a piece of paper and a writing utensil and </text:span><text:span text:style-name="T99">just design all the features of a map editor for a video game and call it a day. You have to start somewhere. </text:span></text:p>
        </text:list-item>
      </text:list>
      <text:p text:style-name="P45"/>
      <text:p text:style-name="P59"/>
      <text:p text:style-name="P48"><text:soft-page-break/><text:span text:style-name="T77">Also, if you have a strong purpose worth a passion, time, and effort, you will not want to </text:span><text:span text:style-name="T34">stop coding. </text:span><text:span text:style-name="T77">That way you won’t stop</text:span><text:span text:style-name="T34"> learning </text:span><text:span text:style-name="T77">and will have </text:span><text:span text:style-name="T78">fun </text:span><text:span text:style-name="T77">growing your project and growing your mind</text:span><text:span text:style-name="T34">. </text:span><text:span text:style-name="T77">On top of that, </text:span><text:span text:style-name="T36">all </text:span><text:span text:style-name="T67">that experience and the potential solutions to </text:span><text:span text:style-name="T36">those warnings, errors, bugs, </text:span><text:span text:style-name="T67">and other problems </text:span><text:span text:style-name="T77">that you encounter</text:span><text:span text:style-name="T36"> will sit well in your head and stay with you for a long time</text:span><text:span text:style-name="T67">.</text:span><text:span text:style-name="T36"> </text:span><text:span text:style-name="T34">Programming is a commitment, and </text:span><text:span text:style-name="T79">if you stop practicing for an indefinite amount of time, you’ll forget things. T</text:span><text:span text:style-name="T34">here is no poin</text:span>t in learning <text:span text:style-name="T93">anything in the lore of programming</text:span> if it ends up being flushed down the recess<text:span text:style-name="T94">es </text:span><text:span text:style-name="T96">of your </text:span>memory. <text:span text:style-name="T34">Never stop coding. Never stop learning. </text:span><text:span text:style-name="T37">Otherwise, put this book down and learn to play the guitar or anything else that doesn’t have </text:span><text:span text:style-name="T38">a thing</text:span><text:span text:style-name="T37"> to do with war or politics.</text:span></text:p>
      <text:p text:style-name="P61"/>
      <text:p text:style-name="P53">II. <text:span text:style-name="T104">Learn at least one thing every day</text:span>.</text:p>
      <text:p text:style-name="P53"/>
      <text:p text:style-name="P50"><text:span text:style-name="T82">A wise man (also a real-life douche, </text:span><text:span text:style-name="T83">but that’s another story</text:span><text:span text:style-name="T82">) one wrote “A day without learning is a day wasted”</text:span><text:span text:style-name="T37">. </text:span><text:span text:style-name="T82">I dare you to contest that. </text:span></text:p>
      <text:p text:style-name="P62"/>
      <text:p text:style-name="P54">II<text:span text:style-name="T105">I</text:span>. <text:span text:style-name="T104">Learn on your own time (outside of formal learning)</text:span>.</text:p>
      <text:p text:style-name="P54"/>
      <text:p text:style-name="P49"><text:span text:style-name="T84">Personally, I am a firm believer in coding in a relaxed environment</text:span><text:span text:style-name="T37">. </text:span><text:span text:style-name="T84">It’s an environment where you can do whatever you want, however you want to do it. So do whatever you want, however stupid it is, and prepare to learn some things the hard way </text:span><text:span text:style-name="T85">because programming is kind of like life: it plays by its own rules. </text:span></text:p>
      <text:p text:style-name="P54"/>
      <text:p text:style-name="P52">I<text:span text:style-name="T105">V</text:span>. Improvise your own helpful tools.</text:p>
      <text:p text:style-name="P52"/>
      <text:p text:style-name="P16"><text:span text:style-name="T34">I personally have a whole wall of cheat sheets with tips, tricks, charts, </text:span><text:span text:style-name="T73">lists, pipelines, </text:span><text:span text:style-name="T34">and certain tokens </text:span><text:span text:style-name="T70">and operations </text:span><text:span text:style-name="T34">that I tend to forget, as well as a whiteboard </text:span><text:span text:style-name="T68">for </text:span><text:span text:style-name="T69">throwing on, organizing, and clarifying my thoughts and ideas </text:span><text:span text:style-name="T86">and concluding what I learned on that day</text:span><text:span text:style-name="T34">. </text:span></text:p>
      <text:p text:style-name="P27"/>
      <text:p text:style-name="P17"><text:span text:style-name="T32">V</text:span><text:span text:style-name="T14">. </text:span><text:span text:style-name="T27">Start</text:span><text:span text:style-name="T14"> </text:span><text:span text:style-name="T27">your programs</text:span><text:span text:style-name="T14"> </text:span><text:span text:style-name="T27">off </text:span><text:span text:style-name="T14">small </text:span><text:span text:style-name="T27">and keep them small</text:span><text:span text:style-name="T14">.</text:span></text:p>
      <text:p text:style-name="P55"/>
      <text:p text:style-name="P18"><text:span text:style-name="T37">W</text:span><text:span text:style-name="T34">henever you learn to use something new, start with using it in a super-small project that proves that new thing’s usefulness. </text:span><text:span text:style-name="T63">There’s no need in wasting time on over-inflating it.</text:span></text:p>
      <text:p text:style-name="P29"/>
      <text:p text:style-name="P19"><text:span text:style-name="T14">V</text:span><text:span text:style-name="T32">I</text:span><text:span text:style-name="T14">. Don’t </text:span><text:span text:style-name="T28">get frustrated</text:span><text:span text:style-name="T14"> </text:span><text:span text:style-name="T28">if you don’t get the output you were </text:span><text:span text:style-name="T31">hoping for</text:span><text:span text:style-name="T14">.</text:span></text:p>
      <text:p text:style-name="P60"/>
      <text:p text:style-name="P20"><text:span text:style-name="T65">Promises are promises. </text:span><text:span text:style-name="T64">If somebody provides you with code for creating a window </text:span><text:span text:style-name="T65">in an OS and congratulates you on making your first window and you can’t get the code to work, </text:span><text:span text:style-name="T66">a</text:span><text:span text:style-name="T64">ll it really means is that somebody changed something. </text:span><text:span text:style-name="T66">Software ages. Language </text:span><text:span text:style-name="T71">versions</text:span><text:span text:style-name="T66"> age. People update things </text:span><text:span text:style-name="T71">like languages, IDEs, etc</text:span><text:span text:style-name="T66">. </text:span></text:p>
      <text:p text:style-name="P27"/>
      <text:p text:style-name="P21"><text:span text:style-name="T26">V</text:span><text:span text:style-name="T32">II</text:span><text:span text:style-name="T15">. </text:span><text:span text:style-name="T16">F</text:span><text:span text:style-name="T14">ind </text:span><text:span text:style-name="T20">the best solution or </text:span><text:span text:style-name="T14">a </text:span><text:span text:style-name="T17">solution </text:span><text:span text:style-name="T18">that</text:span><text:span text:style-name="T14"> </text:span><text:span text:style-name="T21">just </text:span><text:span text:style-name="T14">works.</text:span></text:p>
      <text:p text:style-name="P56"/>
      <text:p text:style-name="P22"><text:span text:style-name="T34">Some solutions are better than others. </text:span><text:span text:style-name="T53">Some chunks of code look like or </text:span><text:span text:style-name="T54">are </text:span><text:span text:style-name="T53">passed as solutions but turn out to have errors. </text:span><text:span text:style-name="T55">So find a solution that works. </text:span><text:span text:style-name="T48">Better yet, find that lean, cost-effective solution that works best and see if you can make it </text:span><text:span text:style-name="T49">even </text:span><text:span text:style-name="T48">better</text:span><text:span text:style-name="T34">.</text:span></text:p>
      <text:p text:style-name="P28"/>
      <text:p text:style-name="P23"><text:span text:style-name="T26">V</text:span><text:span text:style-name="T29">I</text:span><text:span text:style-name="T32">II</text:span><text:span text:style-name="T14">. If </text:span><text:span text:style-name="T19">something is</text:span><text:span text:style-name="T14"> boring, find an alternative.</text:span></text:p>
      <text:p text:style-name="P57"/>
      <text:p text:style-name="P24"><text:soft-page-break/><text:span text:style-name="T34">If it’s boring, then it’s because you can’t recognize its usefulness. </text:span><text:span text:style-name="T46">Programmers love </text:span><text:span text:style-name="T47">useful</text:span><text:span text:style-name="T46"> things </text:span><text:span text:style-name="T50">because</text:span><text:span text:style-name="T46"> usefulness is cool. </text:span><text:span text:style-name="T74">Novelty programs and tricks seem cool too but </text:span><text:span text:style-name="T80">lack</text:span><text:span text:style-name="T74"> </text:span><text:span text:style-name="T81">in </text:span><text:span text:style-name="T80">their</text:span><text:span text:style-name="T74"> </text:span><text:span text:style-name="T75">usefulness</text:span><text:span text:style-name="T74">, which is where their coolness ends. </text:span></text:p>
      <text:p text:style-name="P2"/>
      <text:p text:style-name="P2"/>
      <text:p text:style-name="P35"><text:span text:style-name="T105">IX</text:span><text:span text:style-name="T13">. </text:span><text:span text:style-name="T88">F</text:span><text:span text:style-name="T33">igure out </text:span><text:span text:style-name="T90">your</text:span><text:span text:style-name="T33"> effective </text:span><text:span text:style-name="T88">approach</text:span><text:span text:style-name="T33"> to understand</text:span><text:span text:style-name="T88">ing</text:span><text:span text:style-name="T33"> </text:span><text:span text:style-name="T88">all problems </text:span><text:span text:style-name="T92">in general</text:span><text:span text:style-name="T33"> and </text:span><text:span text:style-name="T91">your</text:span><text:span text:style-name="T33"> effective </text:span><text:span text:style-name="T88">approach</text:span><text:span text:style-name="T33"> to solv</text:span><text:span text:style-name="T88">ing them</text:span><text:span text:style-name="T33"> </text:span><text:span text:style-name="T87">with minimum pain.</text:span></text:p>
      <text:p text:style-name="P63"/>
      <text:p text:style-name="P36"><text:span text:style-name="T35">As you learn to complete an objective of some type for another, you will </text:span><text:span text:style-name="T51">also</text:span><text:span text:style-name="T35"> have to learn to </text:span><text:span text:style-name="T39">resolve </text:span><text:span text:style-name="T52">every </text:span><text:span text:style-name="T35">warning, error, and bug </text:span><text:span text:style-name="T52">that comes your way</text:span><text:span text:style-name="T35">. </text:span></text:p>
      <text:p text:style-name="P40"/>
      <text:p text:style-name="P42"><text:span text:style-name="T32">X</text:span><text:span text:style-name="T24">. </text:span><text:span text:style-name="T25">Keep it a habit to solve all the problems yourself.</text:span></text:p>
      <text:p text:style-name="P65"/>
      <text:p text:style-name="P43"><text:span text:style-name="T10">With regards to getting support, t</text:span><text:span text:style-name="T8">ry to keep communication with other people to a minimum and don’t look for excuses to annoy them. Do your best to find all the answers yourself </text:span><text:span text:style-name="T10">first</text:span><text:span text:style-name="T8">.</text:span></text:p>
      <text:p text:style-name="P34"/>
      <text:p text:style-name="P35"><text:span text:style-name="T105">XI</text:span><text:span text:style-name="T13">. </text:span><text:span text:style-name="T7">D</text:span><text:span text:style-name="T3">on’t let anything set you back.</text:span></text:p>
      <text:p text:style-name="P64"/>
      <text:p text:style-name="P36"><text:span text:style-name="T40">I</text:span><text:span text:style-name="T41">t’s a long way to the top if you wanna rock-n’-roll, so don’t despair if you feel like you’</text:span><text:span text:style-name="T42">ve</text:span><text:span text:style-name="T41"> made very little progress within a day or two. </text:span><text:span text:style-name="T45">N</text:span><text:span text:style-name="T41">o one becomes </text:span><text:span text:style-name="T45">a Tim Sweeney</text:span><text:span text:style-name="T41"> overnight, or a few days for that matter … </text:span><text:span text:style-name="T43">or a year! </text:span><text:span text:style-name="T45">365 days is a lot of time. </text:span><text:span text:style-name="T41">D</text:span><text:span text:style-name="T44">on’t let anything set you back. </text:span></text:p>
      <text:p text:style-name="P5"/>
      <text:p text:style-name="P25"><text:span text:style-name="T29">X</text:span><text:span text:style-name="T32">II</text:span><text:span text:style-name="T23">. </text:span><text:span text:style-name="T14">Write developer-friendly code </text:span><text:span text:style-name="T22">when working on large projects</text:span><text:span text:style-name="T14">.</text:span></text:p>
      <text:p text:style-name="P58"/>
      <text:p text:style-name="P26"><text:span text:style-name="T34">Programming is popular in our world because of its role and value. </text:span><text:span text:style-name="T57">It is not </text:span><text:span text:style-name="T58">popular with programmers </text:span><text:span text:style-name="T57">for being used in catering to </text:span><text:span text:style-name="T58">one</text:span><text:span text:style-name="T57">’s ego. If you want to write programs exclusively for yoursel</text:span><text:span text:style-name="T62">f</text:span><text:span text:style-name="T57">, that’s fine. </text:span><text:span text:style-name="T59">Just know that it also</text:span><text:span text:style-name="T34"> has a lot to do with the concept of community. </text:span><text:span text:style-name="T59">People express their ideas and offer solutions to problems through programming. </text:span><text:span text:style-name="T34">Projects grow faster when people work together. </text:span><text:span text:style-name="T56">So, if you want to become a professional developer working for a company, whether you are writing </text:span><text:span text:style-name="T72">for AI</text:span><text:span text:style-name="T56">, a physics engine, a renderer, </text:span><text:span text:style-name="T59">or whatever</text:span><text:span text:style-name="T56">, you will be writing code for other people to look at, </text:span><text:span text:style-name="T60">analyze, </text:span><text:span text:style-name="T61">and improve on</text:span><text:span text:style-name="T56">. Again, when working on large projects, </text:span><text:span text:style-name="T76">write code that people can understand and use or re-use. C</text:span><text:span text:style-name="T56">ommit to </text:span><text:span text:style-name="T76">object-oriented programming</text:span><text:span text:style-name="T56"> and abstraction </text:span><text:span text:style-name="T76">to achieve this</text:span><text:span text:style-name="T56">. </text:span></text:p>
      <text:p text:style-name="P30"/>
      <text:p text:style-name="P44">You are the reader, so ultimately you negotiate how to go about any problem that comes your way. </text:p>
      <text:p text:style-name="P39"/>
      <text:p text:style-name="P41"/>
      <text:p text:style-name="P38">----------------------------------------------------------</text:p>
      <text:p text:style-name="P39"/>
      <text:p text:style-name="P37"/>
      <text:p text:style-name="P1"><text:tab/><text:span text:style-name="T9">To help you feed your head quicker and make maneuvering through the book easier, I took the liberty of color-coding much of its content: </text:span></text:p>
      <text:p text:style-name="P1"/>
      <text:p text:style-name="P1"><text:tab/><text:span text:style-name="T10">Regular text –</text:span> <text:span text:style-name="T10">information to guide and educate you </text:span></text:p>
      <text:p text:style-name="P1"><text:tab/>- <text:span text:style-name="T10">code</text:span></text:p>
      <text:p text:style-name="P1"><text:tab/>- <text:span text:style-name="T10">steps (specific to OS/IDE)</text:span></text:p>
      <text:p text:style-name="P1"><text:tab/>- <text:span text:style-name="T10">tips on good programming and scripting practices</text:span></text:p>
      <text:p text:style-name="P3"><text:tab/>- <text:span text:style-name="T11">optional techniques for enhancing your code, </text:span><text:span text:style-name="T10">technical/in-depth explanations, fun facts, and</text:span></text:p>
      <text:p text:style-name="P11"><text:tab/> <text:s text:c="2"/>opinions</text:p>
      <text:p text:style-name="P1"/>
      <text:p text:style-name="P4"><text:soft-page-break/><text:tab/><text:span text:style-name="T1">Enough with the talking. Let’s </text:span><text:span text:style-name="T12">get started</text:span><text:span text:style-name="T1">. </text:span></text:p>
      <text:p text:style-name="P9"/>
      <text:p text:style-name="P12">NOW WE’RE GONNA SINK INTO THE DEPTHS OF PROGRAMMING. LET’S CODE!</text:p>
      <text:p text:style-name="P32"/>
      <text:p text:style-name="P32"/>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12-11T02:23:30.970000000</dc:date>
    <meta:editing-duration>P1DT16H52M11S</meta:editing-duration>
    <meta:editing-cycles>315</meta:editing-cycles>
    <meta:generator>LibreOffice/7.4.2.3$Windows_X86_64 LibreOffice_project/382eef1f22670f7f4118c8c2dd222ec7ad009daf</meta:generator>
    <meta:document-statistic meta:table-count="0" meta:image-count="0" meta:object-count="0" meta:page-count="4" meta:paragraph-count="42" meta:word-count="1495" meta:character-count="8528" meta:non-whitespace-character-count="7044"/>
  </office:meta>
</office:document-meta>
</file>